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officeooo:rsid="0012a689" officeooo:paragraph-rsid="0012a689" style:font-size-asian="16pt" style:font-size-complex="16pt"/>
    </style:style>
    <style:style style:name="P2" style:family="paragraph" style:parent-style-name="Standard">
      <style:text-properties style:font-name="Ubuntu" fo:font-size="14pt" officeooo:rsid="0012a689" officeooo:paragraph-rsid="0012a689" style:font-size-asian="12.25pt" style:font-size-complex="14pt"/>
    </style:style>
    <style:style style:name="P3" style:family="paragraph" style:parent-style-name="Standard">
      <style:text-properties style:font-name="Ubuntu" fo:font-size="14pt" officeooo:rsid="0012a689" officeooo:paragraph-rsid="001364de" style:font-size-asian="12.25pt" style:font-size-complex="14pt"/>
    </style:style>
    <style:style style:name="P4" style:family="paragraph" style:parent-style-name="Standard">
      <style:text-properties style:font-name="Ubuntu" fo:font-size="14pt" officeooo:rsid="001514ff" officeooo:paragraph-rsid="001514ff" style:font-size-asian="12.25pt" style:font-size-complex="14pt"/>
    </style:style>
    <style:style style:name="P5" style:family="paragraph" style:parent-style-name="Standard">
      <style:text-properties style:font-name="Ubuntu" fo:font-size="12pt" officeooo:rsid="0012a689" officeooo:paragraph-rsid="0012a689" style:font-size-asian="10.5pt" style:font-size-complex="12pt"/>
    </style:style>
    <style:style style:name="P6" style:family="paragraph" style:parent-style-name="Standard">
      <style:text-properties style:font-name="Ubuntu" fo:font-size="12pt" officeooo:rsid="001874da" officeooo:paragraph-rsid="001874da" style:font-size-asian="10.5pt" style:font-size-complex="12pt"/>
    </style:style>
    <style:style style:name="P7" style:family="paragraph" style:parent-style-name="Standard">
      <style:text-properties style:font-name="Ubuntu" fo:font-size="12pt" officeooo:rsid="001874da" officeooo:paragraph-rsid="0019d3d0" style:font-size-asian="10.5pt" style:font-size-complex="12pt"/>
    </style:style>
    <style:style style:name="P8" style:family="paragraph" style:parent-style-name="Standard">
      <style:text-properties style:font-name="Ubuntu" fo:font-size="12pt" officeooo:rsid="0019d3d0" officeooo:paragraph-rsid="0012a689" style:font-size-asian="10.5pt" style:font-size-complex="12pt"/>
    </style:style>
    <style:style style:name="P9" style:family="paragraph" style:parent-style-name="Standard">
      <style:text-properties style:font-name="Ubuntu" fo:font-size="12pt" officeooo:rsid="0019d3d0" officeooo:paragraph-rsid="0019d3d0" style:font-size-asian="10.5pt" style:font-size-complex="12pt"/>
    </style:style>
    <style:style style:name="P10" style:family="paragraph" style:parent-style-name="Standard">
      <style:text-properties style:font-name="Ubuntu" fo:font-size="12pt" officeooo:rsid="001b9a1e" officeooo:paragraph-rsid="001b9a1e" style:font-size-asian="10.5pt" style:font-size-complex="12pt"/>
    </style:style>
    <style:style style:name="T1" style:family="text">
      <style:text-properties officeooo:rsid="001874da"/>
    </style:style>
    <style:style style:name="T2" style:family="text">
      <style:text-properties officeooo:rsid="0019d3d0"/>
    </style:style>
    <style:style style:name="T3" style:family="text">
      <style:text-properties officeooo:rsid="001b9a1e"/>
    </style:style>
    <style:style style:name="T4" style:family="text">
      <style:text-properties officeooo:rsid="001cc095"/>
    </style:style>
    <style:style style:name="T5" style:family="text">
      <style:text-properties officeooo:rsid="001ebf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antineOS Documentation of all aspects of development</text:p>
      <text:p text:style-name="P1"/>
      <text:p text:style-name="P3">Variables:</text:p>
      <text:p text:style-name="P3"/>
      <text:p text:style-name="P3">Macros:</text:p>
      <text:p text:style-name="P3"/>
      <text:p text:style-name="P3">Types:</text:p>
      <text:p text:style-name="P1"/>
      <text:p text:style-name="P2">Functions:</text:p>
      <text:p text:style-name="P5">__<text:span text:style-name="T3">kernel_</text:span>void _<text:span text:style-name="T4">TEXT</text:span></text:p>
      <text:p text:style-name="P5">kernel_sys_entry(void); - This function is the entry point from the boot loader. It loads everything the kernel needs.</text:p>
      <text:p text:style-name="P7">File<text:span text:style-name="T2">(s)</text:span>: boot.S, main.c</text:p>
      <text:p text:style-name="P8"/>
      <text:p text:style-name="P5">__<text:span text:style-name="T1">kernel_void _TEXT</text:span></text:p>
      <text:p text:style-name="P6">kernel_run(__kernel_run); - Called by kernel_sys_entry(), it puts everything together in one convenient function for readability.</text:p>
      <text:p text:style-name="P9">File(s): kernel.cpp</text:p>
      <text:p text:style-name="P9"/>
      <text:p text:style-name="P10">void</text:p>
      <text:p text:style-name="P2"/>
      <text:p text:style-name="P4">Understanding how it all works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01:01:59.318269225</meta:creation-date>
    <dc:date>2020-09-05T15:15:36.690227230</dc:date>
    <meta:editing-duration>PT14H13M3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9" meta:character-count="451" meta:non-whitespace-character-count="405"/>
  </office:meta>
</office:document-meta>
</file>